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3a9b" officeooo:paragraph-rsid="000c3a9b"/>
    </style:style>
    <style:style style:name="P2" style:family="paragraph" style:parent-style-name="Standard">
      <style:text-properties officeooo:rsid="000e2f7b" officeooo:paragraph-rsid="000c3a9b"/>
    </style:style>
    <style:style style:name="P3" style:family="paragraph" style:parent-style-name="Standard">
      <style:text-properties officeooo:rsid="000e2f7b" officeooo:paragraph-rsid="000e2f7b"/>
    </style:style>
    <style:style style:name="P4" style:family="paragraph" style:parent-style-name="Standard">
      <style:text-properties officeooo:rsid="000f101c" officeooo:paragraph-rsid="000f101c"/>
    </style:style>
    <style:style style:name="P5" style:family="paragraph" style:parent-style-name="Standard">
      <style:text-properties officeooo:rsid="0010942a" officeooo:paragraph-rsid="0010942a"/>
    </style:style>
    <style:style style:name="P6" style:family="paragraph" style:parent-style-name="Standard">
      <style:text-properties fo:font-weight="bold" officeooo:rsid="000c3a9b" officeooo:paragraph-rsid="000c3a9b" style:font-weight-asian="bold" style:font-weight-complex="bold"/>
    </style:style>
    <style:style style:name="P7" style:family="paragraph" style:parent-style-name="Standard">
      <style:text-properties fo:font-weight="bold" officeooo:rsid="000e2f7b" officeooo:paragraph-rsid="000e2f7b" style:font-weight-asian="bold" style:font-weight-complex="bold"/>
    </style:style>
    <style:style style:name="P8" style:family="paragraph" style:parent-style-name="Standard">
      <style:text-properties fo:font-weight="bold" officeooo:rsid="0010fb31" officeooo:paragraph-rsid="0010fb31" style:font-weight-asian="bold" style:font-weight-complex="bold"/>
    </style:style>
    <style:style style:name="P9" style:family="paragraph" style:parent-style-name="Standard">
      <style:text-properties fo:font-weight="bold" officeooo:rsid="00141a94" officeooo:paragraph-rsid="00141a94" style:font-weight-asian="bold" style:font-weight-complex="bold"/>
    </style:style>
    <style:style style:name="P10" style:family="paragraph" style:parent-style-name="Standard">
      <style:text-properties fo:font-weight="bold" officeooo:rsid="00157f51" officeooo:paragraph-rsid="00157f51" style:font-weight-asian="bold" style:font-weight-complex="bold"/>
    </style:style>
    <style:style style:name="P11" style:family="paragraph" style:parent-style-name="Standard">
      <style:text-properties officeooo:rsid="0010fb31" officeooo:paragraph-rsid="0010fb31"/>
    </style:style>
    <style:style style:name="P12" style:family="paragraph" style:parent-style-name="Standard">
      <style:text-properties officeooo:rsid="00141a94" officeooo:paragraph-rsid="00141a94"/>
    </style:style>
    <style:style style:name="P13" style:family="paragraph" style:parent-style-name="Standard">
      <style:text-properties officeooo:rsid="00157f51" officeooo:paragraph-rsid="00157f51"/>
    </style:style>
    <style:style style:name="P14" style:family="paragraph" style:parent-style-name="Standard">
      <style:text-properties officeooo:rsid="00172a06" officeooo:paragraph-rsid="00172a06"/>
    </style:style>
    <style:style style:name="P15" style:family="paragraph" style:parent-style-name="Standard">
      <style:text-properties officeooo:rsid="00176c22" officeooo:paragraph-rsid="00176c22"/>
    </style:style>
    <style:style style:name="P16" style:family="paragraph" style:parent-style-name="Standard">
      <style:text-properties officeooo:rsid="00176c22" officeooo:paragraph-rsid="00176c22"/>
    </style:style>
    <style:style style:name="P17" style:family="paragraph" style:parent-style-name="Preformatted_20_Text">
      <style:text-properties fo:font-variant="normal" fo:text-transform="none" fo:color="#000000" style:font-name="monospace" fo:font-size="9pt" fo:letter-spacing="normal" fo:font-style="normal" fo:font-weight="normal" officeooo:rsid="00176c22" officeooo:paragraph-rsid="00176c22"/>
    </style:style>
    <style:style style:name="T1" style:family="text">
      <style:text-properties officeooo:rsid="0010942a"/>
    </style:style>
    <style:style style:name="T2" style:family="text">
      <style:text-properties officeooo:rsid="0012bee7"/>
    </style:style>
    <style:style style:name="T3" style:family="text">
      <style:text-properties officeooo:rsid="00176c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rallel visualization of two cases:</text:p>
      <text:p text:style-name="P1">Create paraview case file by typing </text:p>
      <text:p text:style-name="P1"/>
      <text:p text:style-name="Standard">touch $FOAM_RUN/&lt;case&gt;/&lt;case&gt;.OpenFOAM</text:p>
      <text:p text:style-name="Standard"/>
      <text:p text:style-name="P1">in terminal.</text:p>
      <text:p text:style-name="P1"/>
      <text:p text:style-name="P2"/>
      <text:p text:style-name="P7">Processing in parallel:</text:p>
      <text:p text:style-name="P3"/>
      <text:p text:style-name="P3">decomposePar <text:span text:style-name="T1">(-force) in scotch mode</text:span></text:p>
      <text:p text:style-name="P3"/>
      <text:p text:style-name="P3">mpirun -np 4 interFoam – parallel</text:p>
      <text:p text:style-name="P3"/>
      <text:p text:style-name="P5">After the CFD results are captured in *.jpg files like U.jpg, the pictures can be summarized in a mpg file like U.mpg and played with mplayer:</text:p>
      <text:p text:style-name="P5"/>
      <text:p text:style-name="P4">mencoder "mf://*.jpg" -mf fps=2 -o U.mpg -ovc lavc -lavcopts vcodec=mpeg4:autoaspect</text:p>
      <text:p text:style-name="P5">mplayer -loop 0 U.mpg</text:p>
      <text:p text:style-name="P5"/>
      <text:p text:style-name="P8">Showing <text:span text:style-name="T2">only </text:span>the blockMesh in paraFoam <text:span text:style-name="T2">before the simulation is run</text:span>:</text:p>
      <text:p text:style-name="P11"/>
      <text:p text:style-name="P11">paraFoam -block</text:p>
      <text:p text:style-name="P11"/>
      <text:p text:style-name="P9">Rescale stl files (from mm to m):</text:p>
      <text:p text:style-name="P12"/>
      <text:p text:style-name="P12">surfaceTransformPoints -scale '(0.001 0.001 0.001)' input_mm.stl output_m.stl</text:p>
      <text:p text:style-name="P12"/>
      <text:p text:style-name="P10">Check Mesh Quality:</text:p>
      <text:p text:style-name="P13"/>
      <text:p text:style-name="P13">checkMesh -allGeometry -allTopology</text:p>
      <text:p text:style-name="P13"/>
      <text:p text:style-name="P14">Check <text:span text:style-name="T3">stl file quality</text:span></text:p>
      <text:p text:style-name="P14"/>
      <text:p text:style-name="P15">surface</text:p>
      <text:p text:style-name="P15"/>
      <text:p text:style-name="P17">m4 blockMeshDict.m4 &gt; blockMeshDict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5:09:45.571946033</meta:creation-date>
    <dc:date>2015-03-01T12:06:33.165724875</dc:date>
    <meta:editing-duration>P0D</meta:editing-duration>
    <meta:editing-cycles>10</meta:editing-cycles>
    <meta:generator>LibreOffice/4.2.7.2$Linux_X86_64 LibreOffice_project/420m0$Build-2</meta:generator>
    <meta:document-statistic meta:table-count="0" meta:image-count="0" meta:object-count="0" meta:page-count="1" meta:paragraph-count="19" meta:word-count="110" meta:character-count="772" meta:non-whitespace-character-count="679"/>
  </office:meta>
</office:document-meta>
</file>